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HWSETA Development Test</text:title></text:p>
      <text:p text:style-name="OrgTitle"/>
      <text:p text:style-name="OrgSubtitle"><text:initial-creator>HWSETA</text:initial-creator></text:p>
      <text:p text:style-name="OrgSubtitle"/>
      <text:p text:style-name="Text_20_body">Welcome to the HWSETA Development Test.
</text:p>
      <text:p text:style-name="Text_20_body">Today, you will be creating database models for an imaginary college, and then you will import data contained in an
XML file into the database once your models are in place.
</text:p>
      <text:h text:style-name="Heading_20_1" text:outline-level="1" text:is-list-header="false">
<text:bookmark-start text:name="OrgXref.orgec7b4c5"/>
<text:bookmark text:name="orgec7b4c5"/>Fork the repository
<text:bookmark-end text:name="OrgXref.orgec7b4c5"/></text:h>
      <text:p text:style-name="Text_20_body"><text:a xlink:type="simple" xlink:href="https://github.com/westaexamer/example_college.git">https://github.com/westaexamer/example_college.git</text:a>
</text:p>
      <text:h text:style-name="Heading_20_1" text:outline-level="1" text:is-list-header="false">
<text:bookmark-start text:name="OrgXref.org5d4ce24"/>
<text:bookmark text:name="org5d4ce24"/>Examine the existing model
<text:bookmark-end text:name="OrgXref.org5d4ce24"/></text:h>
      <text:p text:style-name="Text_20_body">You'll notice that there are models and registrations called Learner and Person located in
</text:p>
      <text:p text:style-name="OrgFixedWidthBlock">school/models.py</text:p>
      <text:p text:style-name="OrgFixedWidthBlockLastLine">school/admin.py</text:p>
      <text:p text:style-name="Text_20_body">These a variety of fields, including a ForeignKey field. More on the Django ORM can be found on the Django documentation site.
</text:p>
      <text:p text:style-name="Text_20_body">You will also notice that there are validations for some of the fields.
</text:p>
      <text:p text:style-name="Text_20_body">To start the site, you will first need to do a migration. This is always necessary when database schema changes have been made (new models or fields for example).
</text:p>
      <text:p text:style-name="Text_20_body">To do this, activate the included Python virtual environment and type:
</text:p>
      <text:p text:style-name="OrgFixedWidthBlock">python manage.py makemigrations</text:p>
      <text:p text:style-name="OrgFixedWidthBlock">python manage.py migrate</text:p>
      <text:p text:style-name="OrgFixedWidthBlock">python manage.py makemigrations school</text:p>
      <text:p text:style-name="OrgFixedWidthBlockLastLine">python manage.py migrate school</text:p>
      <text:p text:style-name="Text_20_body">To create a super user, which you need to log in, type:
</text:p>
      <text:p text:style-name="OrgFixedWidthBlockLastLine">python manage.py createsuperuser</text:p>
      <text:p text:style-name="Text_20_body">You also need to create a Linux environment variable for the Django secret key, since it uses Python's os.environ.get()
</text:p>
      <text:p text:style-name="Text_20_body">Then to start the server:
</text:p>
      <text:p text:style-name="OrgFixedWidthBlockLastLine">python manage.py runserver</text:p>
      <text:p text:style-name="Text_20_body">Now, navigate to <text:a xlink:type="simple" xlink:href="http://localhost:8000/">http://localhost:8000/</text:a>
</text:p>
      <text:p text:style-name="Text_20_body">Spend a few minutes getting familiar with the interface.
</text:p>
      <text:h text:style-name="Heading_20_1" text:outline-level="1" text:is-list-header="false">
<text:bookmark-start text:name="OrgXref.orgca58819"/>
<text:bookmark text:name="orgca58819"/>Create the following models
<text:bookmark-end text:name="OrgXref.orgca58819"/></text:h>
      <text:p text:style-name="Text_20_body">Now, you need to create the following models:
</text:p>
      <text:h text:style-name="Heading_20_2" text:outline-level="2" text:is-list-header="false">
<text:bookmark-start text:name="OrgXref.org5466057"/>
<text:bookmark text:name="org5466057"/>Qualification
<text:bookmark-end text:name="OrgXref.org5466057"/></text:h>
      <text:p text:style-name="Text_20_body">A Qualification is what the Example College offers its students.
</text:p>
      <text:p text:style-name="Text_20_body">A Qualification is made up of the following
</text:p>
      <text:h text:style-name="Heading_20_3" text:outline-level="3" text:is-list-header="false">
<text:bookmark-start text:name="OrgXref.orgc455da5"/>
<text:bookmark text:name="orgc455da5"/>Title
<text:bookmark-end text:name="OrgXref.orgc455da5"/></text:h>
      <text:h text:style-name="Heading_20_3" text:outline-level="3" text:is-list-header="false">
<text:bookmark-start text:name="OrgXref.orgb963c68"/>
<text:bookmark text:name="orgb963c68"/>Level
<text:bookmark-end text:name="OrgXref.orgb963c68"/></text:h>
      <text:h text:style-name="Heading_20_3" text:outline-level="3" text:is-list-header="false">
<text:bookmark-start text:name="OrgXref.org5726f60"/>
<text:bookmark text:name="org5726f60"/>Description
<text:bookmark-end text:name="OrgXref.org5726f60"/></text:h>
      <text:h text:style-name="Heading_20_3" text:outline-level="3" text:is-list-header="false">
<text:bookmark-start text:name="OrgXref.org940940c"/>
<text:bookmark text:name="org940940c"/>Unit Standards
<text:bookmark-end text:name="OrgXref.org940940c"/></text:h>
      <text:h text:style-name="Heading_20_3" text:outline-level="3" text:is-list-header="false">
<text:bookmark-start text:name="OrgXref.orgaf1339e"/>
<text:bookmark text:name="orgaf1339e"/>Academic Department
<text:bookmark-end text:name="OrgXref.orgaf1339e"/></text:h>
      <text:h text:style-name="Heading_20_3" text:outline-level="3" text:is-list-header="false">
<text:bookmark-start text:name="OrgXref.orgb62a603"/>
<text:bookmark text:name="orgb62a603"/>Languages of Instruction
<text:bookmark-end text:name="OrgXref.orgb62a603"/></text:h>
      <text:h text:style-name="Heading_20_3" text:outline-level="3" text:is-list-header="false">
<text:bookmark-start text:name="OrgXref.orgba9e353"/>
<text:bookmark text:name="orgba9e353"/>Duration
<text:bookmark-end text:name="OrgXref.orgba9e353"/></text:h>
      <text:h text:style-name="Heading_20_3" text:outline-level="3" text:is-list-header="false">
<text:bookmark-start text:name="OrgXref.orgbe1eb81"/>
<text:bookmark text:name="orgbe1eb81"/>Accreditation Status
<text:bookmark-end text:name="OrgXref.orgbe1eb81"/></text:h>
      <text:h text:style-name="Heading_20_2" text:outline-level="2" text:is-list-header="false">
<text:bookmark-start text:name="OrgXref.org3ebd669"/>
<text:bookmark text:name="org3ebd669"/>Unit Standards
<text:bookmark-end text:name="OrgXref.org3ebd669"/></text:h>
      <text:p text:style-name="Text_20_body">A unit standard is like a module. Multiple unit standards make up a Qualification.
</text:p>
      <text:p text:style-name="Text_20_body">A unit standard is made up of the following
</text:p>
      <text:h text:style-name="Heading_20_3" text:outline-level="3" text:is-list-header="false">
<text:bookmark-start text:name="OrgXref.org173df0a"/>
<text:bookmark text:name="org173df0a"/>Title
<text:bookmark-end text:name="OrgXref.org173df0a"/></text:h>
      <text:h text:style-name="Heading_20_3" text:outline-level="3" text:is-list-header="false">
<text:bookmark-start text:name="OrgXref.orgf8aad8b"/>
<text:bookmark text:name="orgf8aad8b"/>Description
<text:bookmark-end text:name="OrgXref.orgf8aad8b"/></text:h>
      <text:h text:style-name="Heading_20_2" text:outline-level="2" text:is-list-header="false">
<text:bookmark-start text:name="OrgXref.org965f4c3"/>
<text:bookmark text:name="org965f4c3"/>Academic Department
<text:bookmark-end text:name="OrgXref.org965f4c3"/></text:h>
      <text:p text:style-name="Text_20_body">The Academic Department is the Department at the Example College under which the Qualification falls.
</text:p>
      <text:p text:style-name="Text_20_body">An Academic Department is made up of the following:
</text:p>
      <text:h text:style-name="Heading_20_3" text:outline-level="3" text:is-list-header="false">
<text:bookmark-start text:name="OrgXref.org28c8d29"/>
<text:bookmark text:name="org28c8d29"/>Name
<text:bookmark-end text:name="OrgXref.org28c8d29"/></text:h>
      <text:h text:style-name="Heading_20_3" text:outline-level="3" text:is-list-header="false">
<text:bookmark-start text:name="OrgXref.org54671c7"/>
<text:bookmark text:name="org54671c7"/>Year Established
<text:bookmark-end text:name="OrgXref.org54671c7"/></text:h>
      <text:h text:style-name="Heading_20_3" text:outline-level="3" text:is-list-header="false">
<text:bookmark-start text:name="OrgXref.org5077f27"/>
<text:bookmark text:name="org5077f27"/>Head
<text:bookmark-end text:name="OrgXref.org5077f27"/></text:h>
      <text:h text:style-name="Heading_20_2" text:outline-level="2" text:is-list-header="false">
<text:bookmark-start text:name="OrgXref.orgedf474a"/>
<text:bookmark text:name="orgedf474a"/>Languages of Instruction
<text:bookmark-end text:name="OrgXref.orgedf474a"/></text:h>
      <text:p text:style-name="Text_20_body">The languages of instruction are the languages in which the course can be taught. They are made up of only the following:
</text:p>
      <text:h text:style-name="Heading_20_3" text:outline-level="3" text:is-list-header="false">
<text:bookmark-start text:name="OrgXref.orgdecf478"/>
<text:bookmark text:name="orgdecf478"/>Name
<text:bookmark-end text:name="OrgXref.orgdecf478"/></text:h>
      <text:h text:style-name="Heading_20_2" text:outline-level="2" text:is-list-header="false">
<text:bookmark-start text:name="OrgXref.org0f5752e"/>
<text:bookmark text:name="org0f5752e"/>Accreditation Status
<text:bookmark-end text:name="OrgXref.org0f5752e"/></text:h>
      <text:p text:style-name="Text_20_body">The accreditation status is the status of the Qualifications. They are only made up of:
</text:p>
      <text:h text:style-name="Heading_20_3" text:outline-level="3" text:is-list-header="false">
<text:bookmark-start text:name="OrgXref.orgda2f6e9"/>
<text:bookmark text:name="orgda2f6e9"/>Status
<text:bookmark-end text:name="OrgXref.orgda2f6e9"/></text:h>
      <text:h text:style-name="Heading_20_2" text:outline-level="2" text:is-list-header="false">
<text:bookmark-start text:name="OrgXref.org82af3b9"/>
<text:bookmark text:name="org82af3b9"/>Heads
<text:bookmark-end text:name="OrgXref.org82af3b9"/></text:h>
      <text:p text:style-name="Text_20_body">The Heads of the Academic Departments are the individuals are lead those departments. They are made up of:
</text:p>
      <text:h text:style-name="Heading_20_3" text:outline-level="3" text:is-list-header="false">
<text:bookmark-start text:name="OrgXref.orgaeb55b9"/>
<text:bookmark text:name="orgaeb55b9"/>First Name
<text:bookmark-end text:name="OrgXref.orgaeb55b9"/></text:h>
      <text:h text:style-name="Heading_20_3" text:outline-level="3" text:is-list-header="false">
<text:bookmark-start text:name="OrgXref.org4a6f402"/>
<text:bookmark text:name="org4a6f402"/>Last Name
<text:bookmark-end text:name="OrgXref.org4a6f402"/></text:h>
      <text:h text:style-name="Heading_20_3" text:outline-level="3" text:is-list-header="false">
<text:bookmark-start text:name="OrgXref.org5667382"/>
<text:bookmark text:name="org5667382"/>Phone number
<text:bookmark-end text:name="OrgXref.org5667382"/></text:h>
      <text:h text:style-name="Heading_20_3" text:outline-level="3" text:is-list-header="false">
<text:bookmark-start text:name="OrgXref.orge0af4fe"/>
<text:bookmark text:name="orge0af4fe"/>Staff Number
<text:bookmark-end text:name="OrgXref.orge0af4fe"/></text:h>
      <text:h text:style-name="Heading_20_3" text:outline-level="3" text:is-list-header="false">
<text:bookmark-start text:name="OrgXref.orge0c490e"/>
<text:bookmark text:name="orge0c490e"/>Email address
<text:bookmark-end text:name="OrgXref.orge0c490e"/></text:h>
      <text:h text:style-name="Heading_20_3" text:outline-level="3" text:is-list-header="false">
<text:bookmark-start text:name="OrgXref.org0651c84"/>
<text:bookmark text:name="org0651c84"/>Qualification
<text:bookmark-end text:name="OrgXref.org0651c84"/></text:h>
      <text:h text:style-name="Heading_20_1" text:outline-level="1" text:is-list-header="false">
<text:bookmark-start text:name="OrgXref.org796a30e"/>
<text:bookmark text:name="org796a30e"/>Create an importer for the data sheet attached
<text:bookmark-end text:name="OrgXref.org796a30e"/></text:h>
      <text:p text:style-name="Text_20_body">There is a data sheet in the root folder of the git repository containing information that should fit into the models you have just created. Import it into the database.
The simplest way to do this will be to write a script that parses the XML and calls ORM methods to insert the individual data pieces into the correct places in the database.
</text:p>
      <text:p text:style-name="OrgFixedWidthBlock">learners.xml</text:p>
      <text:p text:style-name="OrgFixedWidthBlockLastLine">sample_import.py</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HWSETA</dc:creator>
    <meta:initial-creator>HWSETA</meta:initial-creator>
    <dc:date>2020-11-25T12:58:14</dc:date>
    <meta:creation-date>2020-11-25T12:58:14</meta:creation-date>
    <meta:generator>Emacs 28.0.50 (Org mode 9.4)</meta:generator>
    <meta:keyword/>
    <dc:subject/>
    <dc:title>HWSETA Development Test</dc:title>
  </office:meta>
</office:document-meta>
</file>